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ff3366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124"/>
    <style:style style:name="ce6" style:family="table-cell" style:parent-style-name="Default" style:data-style-name="N125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http://it.wikipedia.org/wiki/Partitore_di_tension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alcolo Resistenze dato Vin e Rlow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style-name="ce1" office:value-type="float" office:value="2.08" calcext:value-type="float">
            <text:p>2.08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fa =</text:p>
          </table:table-cell>
          <table:table-cell table:style-name="ce2" table:formula="of:=[.C7]/[.C6]" office:value-type="float" office:value="0.148571428571429" calcext:value-type="float">
            <text:p>0.15</text:p>
          </table:table-cell>
          <table:table-cell/>
          <table:table-cell office:value-type="string" calcext:value-type="string">
            <text:p>Vout = alfa * Vin</text:p>
          </table:table-cell>
          <table:table-cell table:number-columns-repeated="4"/>
          <table:table-cell table:style-name="ce5"/>
        </table:table-row>
        <table:table-row table:style-name="ro2">
          <table:table-cell table:number-columns-repeated="4"/>
          <table:table-cell office:value-type="string" calcext:value-type="string">
            <text:p>Alfa = Rl/(Rh+Rl)</text:p>
          </table:table-cell>
          <table:table-cell table:number-columns-repeated="4"/>
          <table:table-cell table:style-name="ce6"/>
        </table:table-row>
        <table:table-row table:style-name="ro2">
          <table:table-cell/>
          <table:table-cell office:value-type="string" calcext:value-type="string">
            <text:p>Rlow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high vallue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high =</text:p>
          </table:table-cell>
          <table:table-cell table:style-name="ce3" table:formula="of:=([.C10]-[.C8]*[.C10])/[.C8]" office:value-type="float" office:value="5730.76923076923" calcext:value-type="float">
            <text:p>5730.77</text:p>
          </table:table-cell>
          <table:table-cell/>
          <table:table-cell office:value-type="string" calcext:value-type="string">
            <text:p>Rlow =</text:p>
          </table:table-cell>
          <table:table-cell table:style-name="ce4" table:formula="of:=([.C8]*[.F10])/(1-[.C8])" office:value-type="float" office:value="872.48322147651" calcext:value-type="float">
            <text:p>872.48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lcolo Vout dati Vin e le resistenze</text:p>
          </table:table-cell>
          <table:table-cell table:number-columns-repeated="4"/>
          <table:table-cell office:value-type="string" calcext:value-type="string">
            <text:p>Calcolo coefficente per AD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Vi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ref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low</text:p>
          </table:table-cell>
          <table:table-cell office:value-type="float" office:value="10400" calcext:value-type="float">
            <text:p>104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high</text:p>
          </table:table-cell>
          <table:table-cell office:value-type="float" office:value="32000" calcext:value-type="float">
            <text:p>32000</text:p>
          </table:table-cell>
          <table:table-cell table:number-columns-repeated="3"/>
          <table:table-cell office:value-type="string" calcext:value-type="string">
            <text:p>Vorig at Vref</text:p>
          </table:table-cell>
          <table:table-cell table:formula="of:=[.H16]/[.C19]" office:value-type="float" office:value="10.1923076923077" calcext:value-type="float">
            <text:p>10.19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fa =</text:p>
          </table:table-cell>
          <table:table-cell table:formula="of:=[.C17]/([.C18]+[.C17])" office:value-type="float" office:value="0.245283018867925" calcext:value-type="float">
            <text:p>0.25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e faccio 4096 * 18 / 4096 ho i miei 18 volts, se moltiplico per 180 ho un decima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 = </text:p>
          </table:table-cell>
          <table:table-cell table:formula="of:=[.C19]*[.C15]" office:value-type="float" office:value="2.94339622641509" calcext:value-type="float">
            <text:p>2.94</text:p>
          </table:table-cell>
          <table:table-cell table:number-columns-repeated="7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Parallel resistors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R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R2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Rparallel</text:p>
          </table:table-cell>
          <table:table-cell table:formula="of:=([.C27]*[.C28])/([.C27]+[.C28])" office:value-type="float" office:value="4.73684210526316" calcext:value-type="float">
            <text:p>4.74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14:13:54.559323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3M34S</meta:editing-duration>
    <meta:editing-cycles>10</meta:editing-cycles>
    <meta:generator>LibreOffice/4.2.8.2$Linux_X86_64 LibreOffice_project/420m0$Build-2</meta:generator>
    <dc:date>2016-04-28T14:20:00.274625505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